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77000000A82D8AB2D011A1214B.png" manifest:media-type="image/png"/>
  <manifest:file-entry manifest:full-path="Pictures/10006578000030E9000015ED1F28E3FE56C65A79.emf" manifest:media-type="image/x-emf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52cm" svg:height="5.612cm" svg:x="0cm" svg:y="0cm">
          <draw:image xlink:href="Pictures/10006578000030E9000015ED1F28E3FE56C65A79.emf" xlink:type="simple" xlink:show="embed" xlink:actuate="onLoad" draw:mime-type="image/x-emf">
            <text:p/>
          </draw:image>
          <draw:image xlink:href="Pictures/1000000100000177000000A82D8AB2D011A1214B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.52cm" fo:page-height="5.6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9T11:35:05.348127596</dc:date>
    <meta:editing-duration>PT50S</meta:editing-duration>
    <meta:editing-cycles>1</meta:editing-cycles>
    <meta:document-statistic meta:object-count="1"/>
    <meta:generator>LibreOffice/7.5.0.3$Linux_X86_64 LibreOffice_project/c21113d003cd3efa8c53188764377a8272d9d6de</meta:generator>
  </office:meta>
</office:document-meta>
</file>